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bce4e5"/>
    </style:style>
    <style:style style:name="gr1" style:family="graphic">
      <style:graphic-properties draw:fill-color="#bce4e5" draw:textarea-horizontal-align="justify" draw:textarea-vertical-align="middle" draw:auto-grow-height="false" fo:min-height="1.602cm" fo:min-width="2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ce4e5" draw:textarea-horizontal-align="justify" draw:textarea-vertical-align="middle" draw:auto-grow-height="false" fo:min-height="1.602cm" fo:min-width="2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bce4e5" draw:textarea-horizontal-align="justify" draw:textarea-vertical-align="middle" draw:auto-grow-height="false" fo:min-height="0.399cm" fo:min-width="1.3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ce4e5" draw:textarea-horizontal-align="justify" draw:textarea-vertical-align="middle" draw:auto-grow-height="false" fo:min-height="1.602cm" fo:min-width="2.3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ce4e5" draw:textarea-horizontal-align="justify" draw:textarea-vertical-align="middle" draw:auto-grow-height="false" fo:min-height="0.367cm" fo:min-width="1.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bce4e5" draw:textarea-horizontal-align="justify" draw:textarea-vertical-align="middle" draw:auto-grow-height="false" fo:min-height="0.381cm" fo:min-width="1.6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544cm" svg:height="2.262cm" svg:x="0.633cm" svg:y="1.251cm"><text:p>Unemployme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" svg:width="3.089cm" svg:height="2.262cm" svg:x="6.343cm" svg:y="3.782cm"><text:p>Violent cri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1" svg:width="1.516cm" svg:height="0.795cm" svg:x="4.422cm" svg:y="4.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2" draw:style-name="gr4" draw:text-style-name="P1" svg:width="3.287cm" svg:height="2.262cm" svg:x="0.679cm" svg:y="3.909cm"><text:p>Police level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2" draw:text-style-name="P1" svg:width="3.089cm" svg:height="2.262cm" svg:x="0.855cm" svg:y="6.496cm"><text:p>Edu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4" draw:style-name="gr5" draw:text-style-name="P1" svg:width="1.703cm" svg:height="0.733cm" draw:transform="rotate (-0.558505360638186) translate (4.71663888888889cm 2.450041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5" draw:style-name="gr6" draw:text-style-name="P1" svg:width="1.9cm" svg:height="0.759cm" draw:transform="rotate (0.593411945678072) translate (4.19629166666667cm 6.7080694444444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11:37.519000000</meta:creation-date>
    <dc:date>2019-03-16T16:40:14.769000000</dc:date>
    <meta:editing-duration>PT1H18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2.2$Windows_x86 LibreOffice_project/22b09f6418e8c2d508a9eaf86b2399209b0990f4</meta:generator>
  </office:meta>
</office:document-meta>
</file>